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ar lite här.</text:p>
      <text:p text:style-name="Standard"/>
      <text:p text:style-name="Standard">Fyller på med lite t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Gustavsson</meta:initial-creator>
    <meta:creation-date>2012-05-13T15:36:06</meta:creation-date>
    <dc:date>2012-05-13T15:36:57</dc:date>
    <dc:creator>Fredrik Gustavsson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8" meta:character-count="40" meta:non-whitespace-character-count="34"/>
  </office:meta>
</office:document-meta>
</file>